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09-08_07-50-26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7">
            <text:p>47</text:p>
          </table:table-cell>
          <table:table-cell table:style-name="ce18" office:value-type="string">
            <text:p>2022-09-10_10-36-05_000.jpg</text:p>
          </table:table-cell>
          <table:table-cell table:style-name="ce27" office:value-type="string">
            <text:p>:bookmemo / 読んだ本 / 『講座日本思想　５　美』 / 著者=相良、他、編集 / 途中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bookmemo / 読んだ本 / 『講座日本思想　５　美』 / 著者=相良、他、編集 / 途中">
            <text:p>:bookmemo / 読んだ本 / 『講座日本思想　５　美』 / 著者=相良、他、編集 / 途中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6">
            <text:p>46</text:p>
          </table:table-cell>
          <table:table-cell table:style-name="ce10" office:value-type="string">
            <text:p>2022-09-10_10-35-46_000.jpg</text:p>
          </table:table-cell>
          <table:table-cell table:style-name="ce27" office:value-type="string">
            <text:p>:bookmemo / 読んだ本 / 『講座日本思想　５　美』 / 著者=相良、他、編集 / 途中 ここまで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bookmemo / 読んだ本 / 『講座日本思想　５　美』 / 著者=相良、他、編集 / 途中 ここまで">
            <text:p>:bookmemo / 読んだ本 / 『講座日本思想　５　美』 / 著者=相良、他、編集 / 途中 ここまで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8">
            <text:p>48</text:p>
          </table:table-cell>
          <table:table-cell table:style-name="ce18" office:value-type="string">
            <text:p>2022-09-10_10-37-51_000.jpg</text:p>
          </table:table-cell>
          <table:table-cell table:style-name="ce27" office:value-type="string">
            <text:p>:bookmemo / 読んだ本 / 『東方正教会』 / 著者=オリヴィエ・クレマン 冷牟田、白石、訳 / 途中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bookmemo / 読んだ本 / 『東方正教会』 / 著者=オリヴィエ・クレマン 冷牟田、白石、訳 / 途中">
            <text:p>:bookmemo / 読んだ本 / 『東方正教会』 / 著者=オリヴィエ・クレマン 冷牟田、白石、訳 / 途中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9">
            <text:p>49</text:p>
          </table:table-cell>
          <table:table-cell table:style-name="ce18" office:value-type="string">
            <text:p>2022-09-10_10-38-01_000.jpg</text:p>
          </table:table-cell>
          <table:table-cell table:style-name="ce27" office:value-type="string">
            <text:p>:bookmemo / 読んだ本 / 『東方正教会』 / 著者=オリヴィエ・クレマン 冷牟田、白石、訳 / 途中 ここまで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bookmemo / 読んだ本 / 『東方正教会』 / 著者=オリヴィエ・クレマン 冷牟田、白石、訳 / 途中 ここまで">
            <text:p>:bookmemo / 読んだ本 / 『東方正教会』 / 著者=オリヴィエ・クレマン 冷牟田、白石、訳 / 途中 ここまで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09-08_07-22-22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6">
            <text:p>26</text:p>
          </table:table-cell>
          <table:table-cell table:style-name="ce18" office:value-type="string">
            <text:p>2022-09-09_04-08-36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08_01-11-17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:PHOTO 寝た時刻 / 2022">
            <text:p>:m :PHOTO 寝た時刻 / 2022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10" office:value-type="string">
            <text:p>2022-09-08_22-27-16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3">
            <text:p>43</text:p>
          </table:table-cell>
          <table:table-cell table:style-name="ce18" office:value-type="string">
            <text:p>2022-09-10_02-00-25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PHOTO 寝た時刻 / 2022">
            <text:p>:m :PHOTO 寝た時刻 / 2022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1">
            <text:p>51</text:p>
          </table:table-cell>
          <table:table-cell table:style-name="ce18" office:value-type="string">
            <text:p>2022-09-10_19-00-45_000.jpg</text:p>
          </table:table-cell>
          <table:table-cell table:style-name="ce27" office:value-type="string">
            <text:p>:m :篠笛,shinobue #*# / session-memo:session-1 / p.1:genre=melody,key=h-7(A)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:篠笛,shinobue #*# / session-memo:session-1 / p.1:genre=melody,key=h-7(A)">
            <text:p>:m :篠笛,shinobue #*# / session-memo:session-1 / p.1:genre=melody,key=h-7(A)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0">
            <text:p>50</text:p>
          </table:table-cell>
          <table:table-cell table:style-name="ce18" office:value-type="string">
            <text:p>2022-09-10_10-38-14_000.jpg</text:p>
          </table:table-cell>
          <table:table-cell table:style-name="ce27" office:value-type="string">
            <text:p>:m #*# RES / JVEMV6 64#186_toohoo / 『東方正教会』 著者=オリヴィエ・クレマン 冷牟田、白石、訳 / p.100 / w=~,topic=~,publisher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#*# RES / JVEMV6 64#186_toohoo / 『東方正教会』 著者=オリヴィエ・クレマン 冷牟田、白石、訳 / p.100 / w=~,topic=~,publisher=~,other=~">
            <text:p>:m #*# RES / JVEMV6 64#186_toohoo / 『東方正教会』 著者=オリヴィエ・クレマン 冷牟田、白石、訳 / p.100 / w=~,topic=~,publishe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09-08_11-00-50_000.jpg</text:p>
          </table:table-cell>
          <table:table-cell table:style-name="ce27" office:value-type="string">
            <text:p>:m dessin,sketch / des. object=セキレイ / source=~,location=~,other=~,memo~,found~,id=~,occasion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dessin,sketch / des. object=セキレイ / source=~,location=~,other=~,memo~,found~,id=~,occasion=~">
            <text:p>:m dessin,sketch / des. object=セキレイ / source=~,location=~,other=~,memo~,found~,id=~,occasion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7" office:value-type="string">
            <text:p>2022-09-08_12-55-4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8" office:value-type="string">
            <text:p>2022-09-08_20-58-41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2">
            <text:p>42</text:p>
          </table:table-cell>
          <table:table-cell table:style-name="ce18" office:value-type="string">
            <text:p>2022-09-09_21-20-2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5">
            <text:p>45</text:p>
          </table:table-cell>
          <table:table-cell table:style-name="ce18" office:value-type="string">
            <text:p>2022-09-10_10-04-5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09-08_07-50-2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19" office:value-type="string">
            <text:p>2022-09-09_04-26-1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4">
            <text:p>44</text:p>
          </table:table-cell>
          <table:table-cell table:style-name="ce18" office:value-type="string">
            <text:p>2022-09-10_07-48-52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2-09-07_21-00-5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string" office:string-value=":m 食べた物 ">
            <text:p>:m 食べた物 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09-08_10-19-35_000.jpg</text:p>
          </table:table-cell>
          <table:table-cell table:style-name="ce27" office:value-type="string">
            <text:p>:m :music #*# / topic=structure:write-down, about=~,content=~,other=video:https://www.youtube.com/watch?v=pCsgDszjynI,id=~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string" office:string-value=":m :music #*# / topic=structure:write-down, about=~,content=~,other=video:https://www.youtube.com/watch?v=pCsgDszjynI,id=~ ">
            <text:p>:m :music #*# / topic=structure:write-down, about=~,content=~,other=video:https://www.youtube.com/watch?v=pCsgDszjynI,id=~ 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09-08_14-03-01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資料：天気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string" office:string-value=":m 東和 PHOTO / 220909f / 元住吉駅 / 川崎市中原区井田三舞町計画 / １名（設備） / 日建（小川建設） / 資料：天気">
            <text:p>:m 東和 PHOTO / 220909f / 元住吉駅 / 川崎市中原区井田三舞町計画 / １名（設備） / 日建（小川建設） / 資料：天気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09-08_14-52-11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資料：交通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string" office:string-value=":m 東和 PHOTO / 220909f / 元住吉駅 / 川崎市中原区井田三舞町計画 / １名（設備） / 日建（小川建設） / 資料：交通">
            <text:p>:m 東和 PHOTO / 220909f / 元住吉駅 / 川崎市中原区井田三舞町計画 / １名（設備） / 日建（小川建設） / 資料：交通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2-09-08_14-52-16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資料：交通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string" office:string-value=":m 東和 PHOTO / 220909f / 元住吉駅 / 川崎市中原区井田三舞町計画 / １名（設備） / 日建（小川建設） / 資料：交通">
            <text:p>:m 東和 PHOTO / 220909f / 元住吉駅 / 川崎市中原区井田三舞町計画 / １名（設備） / 日建（小川建設） / 資料：交通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09-08_14-56-09_000.jpg</text:p>
          </table:table-cell>
          <table:table-cell table:style-name="ce27" office:value-type="string">
            <text:p>:m 東和 PHOTO / 220909f / 元住吉駅 / 川崎市中原区井田三舞町計画 / １名（設備） / 日建（小川建設） / 指示書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7]=&quot;&quot;;[.C27];CONCATENATE([.C27];&quot; / &quot;;[.E27]))" office:value-type="string" office:string-value=":m 東和 PHOTO / 220909f / 元住吉駅 / 川崎市中原区井田三舞町計画 / １名（設備） / 日建（小川建設） / 指示書">
            <text:p>:m 東和 PHOTO / 220909f / 元住吉駅 / 川崎市中原区井田三舞町計画 / １名（設備） / 日建（小川建設） / 指示書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7" office:value-type="string">
            <text:p>2022-09-08_14-56-13_000.jpg</text:p>
          </table:table-cell>
          <table:table-cell table:style-name="ce27" office:value-type="string">
            <text:p>:m 東和 PHOTO / 220909f / 元住吉駅 / 川崎市中原区井田三舞町計画 / １名（設備） / 日建（小川建設） / 指示書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8]=&quot;&quot;;[.C28];CONCATENATE([.C28];&quot; / &quot;;[.E28]))" office:value-type="string" office:string-value=":m 東和 PHOTO / 220909f / 元住吉駅 / 川崎市中原区井田三舞町計画 / １名（設備） / 日建（小川建設） / 指示書">
            <text:p>:m 東和 PHOTO / 220909f / 元住吉駅 / 川崎市中原区井田三舞町計画 / １名（設備） / 日建（小川建設） / 指示書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0" office:value-type="string">
            <text:p>2022-09-08_14-56-20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指示書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string" office:string-value=":m 東和 PHOTO / 220909f / 元住吉駅 / 川崎市中原区井田三舞町計画 / １名（設備） / 日建（小川建設） / 指示書">
            <text:p>:m 東和 PHOTO / 220909f / 元住吉駅 / 川崎市中原区井田三舞町計画 / １名（設備） / 日建（小川建設） / 指示書</text:p>
          </table:table-cell>
          <table:table-cell table:style-name="ce10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2-09-08_14-56-26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指示書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string" office:string-value=":m 東和 PHOTO / 220909f / 元住吉駅 / 川崎市中原区井田三舞町計画 / １名（設備） / 日建（小川建設） / 指示書">
            <text:p>:m 東和 PHOTO / 220909f / 元住吉駅 / 川崎市中原区井田三舞町計画 / １名（設備） / 日建（小川建設） / 指示書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2-09-08_14-56-39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指示書：地図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string" office:string-value=":m 東和 PHOTO / 220909f / 元住吉駅 / 川崎市中原区井田三舞町計画 / １名（設備） / 日建（小川建設） / 指示書：地図">
            <text:p>:m 東和 PHOTO / 220909f / 元住吉駅 / 川崎市中原区井田三舞町計画 / １名（設備） / 日建（小川建設） / 指示書：地図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2-09-08_15-17-06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資料：地図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string" office:string-value=":m 東和 PHOTO / 220909f / 元住吉駅 / 川崎市中原区井田三舞町計画 / １名（設備） / 日建（小川建設） / 資料：地図">
            <text:p>:m 東和 PHOTO / 220909f / 元住吉駅 / 川崎市中原区井田三舞町計画 / １名（設備） / 日建（小川建設） / 資料：地図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8" office:value-type="string">
            <text:p>2022-09-08_15-17-21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資料：地図：路上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3]=&quot;&quot;;[.C33];CONCATENATE([.C33];&quot; / &quot;;[.E33]))" office:value-type="string" office:string-value=":m 東和 PHOTO / 220909f / 元住吉駅 / 川崎市中原区井田三舞町計画 / １名（設備） / 日建（小川建設） / 資料：地図：路上">
            <text:p>:m 東和 PHOTO / 220909f / 元住吉駅 / 川崎市中原区井田三舞町計画 / １名（設備） / 日建（小川建設） / 資料：地図：路上</text:p>
          </table:table-cell>
          <table:table-cell table:style-name="ce10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8" office:value-type="string">
            <text:p>2022-09-08_16-49-13_000.jpg</text:p>
          </table:table-cell>
          <table:table-cell table:style-name="ce27" office:value-type="string">
            <text:p>:m RES 1*3 / free# JVEMV6 68#_358:1 / 68. theoretical-physics(tp) / topics=量子力学,w=~,doc=r-7-A1~1.1.7##2-6.0~,s=~,i=~,other=calc+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string" office:string-value=":m RES 1*3 / free# JVEMV6 68#_358:1 / 68. theoretical-physics(tp) / topics=量子力学,w=~,doc=r-7-A1~1.1.7##2-6.0~,s=~,i=~,other=calc+">
            <text:p>:m RES 1*3 / free# JVEMV6 68#_358:1 / 68. theoretical-physics(tp) / topics=量子力学,w=~,doc=r-7-A1~1.1.7##2-6.0~,s=~,i=~,other=calc+</text:p>
          </table:table-cell>
          <table:table-cell table:style-name="ce10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8" office:value-type="string">
            <text:p>2022-09-08_16-49-30_000.jpg</text:p>
          </table:table-cell>
          <table:table-cell table:style-name="ce27" office:value-type="string">
            <text:p>:m RES 2*3 / free# JVEMV6 68#_358:1 / 68. theoretical-physics(tp) / topics=量子力学,w=~,doc=r-7-A1~1.1.7##2-6.0~,s=~,i=~,other=calc+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5]=&quot;&quot;;[.C35];CONCATENATE([.C35];&quot; / &quot;;[.E35]))" office:value-type="string" office:string-value=":m RES 2*3 / free# JVEMV6 68#_358:1 / 68. theoretical-physics(tp) / topics=量子力学,w=~,doc=r-7-A1~1.1.7##2-6.0~,s=~,i=~,other=calc+">
            <text:p>:m RES 2*3 / free# JVEMV6 68#_358:1 / 68. theoretical-physics(tp) / topics=量子力学,w=~,doc=r-7-A1~1.1.7##2-6.0~,s=~,i=~,other=calc+</text:p>
          </table:table-cell>
          <table:table-cell table:style-name="ce10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17" office:value-type="string">
            <text:p>2022-09-08_16-49-42_000.jpg</text:p>
          </table:table-cell>
          <table:table-cell table:style-name="ce27" office:value-type="string">
            <text:p>:m RES 3*3 / free# JVEMV6 68#_358:1 / 68. theoretical-physics(tp) / topics=量子力学,w=~,doc=r-7-A1~1.1.7##2-6.0~,s=~,i=~,other=calc+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string" office:string-value=":m RES 3*3 / free# JVEMV6 68#_358:1 / 68. theoretical-physics(tp) / topics=量子力学,w=~,doc=r-7-A1~1.1.7##2-6.0~,s=~,i=~,other=calc+">
            <text:p>:m RES 3*3 / free# JVEMV6 68#_358:1 / 68. theoretical-physics(tp) / topics=量子力学,w=~,doc=r-7-A1~1.1.7##2-6.0~,s=~,i=~,other=calc+</text:p>
          </table:table-cell>
          <table:table-cell table:style-name="ce10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8" office:value-type="string">
            <text:p>2022-09-08_18-51-15_000.jpg</text:p>
          </table:table-cell>
          <table:table-cell table:style-name="ce29" office:value-type="string">
            <text:p>:m :篠笛,shinobue #*# / session-memo:session-1 / p.1:genre=melody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7]=&quot;&quot;;[.C37];CONCATENATE([.C37];&quot; / &quot;;[.E37]))" office:value-type="string" office:string-value=":m :篠笛,shinobue #*# / session-memo:session-1 / p.1:genre=melody">
            <text:p>:m :篠笛,shinobue #*# / session-memo:session-1 / p.1:genre=melody</text:p>
          </table:table-cell>
          <table:table-cell table:style-name="ce10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18" office:value-type="string">
            <text:p>2022-09-08_20-13-54_000.jpg</text:p>
          </table:table-cell>
          <table:table-cell table:style-name="ce29" office:value-type="string">
            <text:p>:PHOTO 記録 / 作ったもの：繕いもの / subject=椅子：カバー,for=~,other=ジーンズ生地、敷いた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string" office:string-value=":PHOTO 記録 / 作ったもの：繕いもの / subject=椅子：カバー,for=~,other=ジーンズ生地、敷いた">
            <text:p>:PHOTO 記録 / 作ったもの：繕いもの / subject=椅子：カバー,for=~,other=ジーンズ生地、敷いた</text:p>
          </table:table-cell>
          <table:table-cell table:style-name="ce10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8">
            <text:p>28</text:p>
          </table:table-cell>
          <table:table-cell table:style-name="ce10" office:value-type="string">
            <text:p>2022-09-09_05-24-59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出発時間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string" office:string-value=":m 東和 PHOTO / 220909f / 元住吉駅 / 川崎市中原区井田三舞町計画 / １名（設備） / 日建（小川建設） / 出発時間">
            <text:p>:m 東和 PHOTO / 220909f / 元住吉駅 / 川崎市中原区井田三舞町計画 / １名（設備） / 日建（小川建設） / 出発時間</text:p>
          </table:table-cell>
          <table:table-cell table:style-name="ce10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18" office:value-type="string">
            <text:p>2022-09-09_07-00-48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現場状況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string" office:string-value=":m 東和 PHOTO / 220909f / 元住吉駅 / 川崎市中原区井田三舞町計画 / １名（設備） / 日建（小川建設） / 現場状況">
            <text:p>:m 東和 PHOTO / 220909f / 元住吉駅 / 川崎市中原区井田三舞町計画 / １名（設備） / 日建（小川建設） / 現場状況</text:p>
          </table:table-cell>
          <table:table-cell table:style-name="ce10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18" office:value-type="string">
            <text:p>2022-09-09_07-00-51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string" office:string-value=":m 東和 PHOTO / 220909f / 元住吉駅 / 川崎市中原区井田三舞町計画 / １名（設備） / 日建（小川建設） / 現場状況">
            <text:p>:m 東和 PHOTO / 220909f / 元住吉駅 / 川崎市中原区井田三舞町計画 / １名（設備） / 日建（小川建設） / 現場状況</text:p>
          </table:table-cell>
          <table:table-cell table:style-name="ce10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1">
            <text:p>31</text:p>
          </table:table-cell>
          <table:table-cell table:style-name="ce10" office:value-type="string">
            <text:p>2022-09-09_07-01-02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現場状況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2">
            <text:p>32</text:p>
          </table:table-cell>
          <table:table-cell table:style-name="ce18" office:value-type="string">
            <text:p>2022-09-09_07-01-04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現場状況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string" office:string-value=":m 東和 PHOTO / 220909f / 元住吉駅 / 川崎市中原区井田三舞町計画 / １名（設備） / 日建（小川建設） / 現場状況">
            <text:p>:m 東和 PHOTO / 220909f / 元住吉駅 / 川崎市中原区井田三舞町計画 / １名（設備） / 日建（小川建設） / 現場状況</text:p>
          </table:table-cell>
          <table:table-cell table:style-name="ce10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3">
            <text:p>33</text:p>
          </table:table-cell>
          <table:table-cell table:style-name="ce18" office:value-type="string">
            <text:p>2022-09-09_07-02-04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string" office:string-value=":m 東和 PHOTO / 220909f / 元住吉駅 / 川崎市中原区井田三舞町計画 / １名（設備） / 日建（小川建設） / 現場状況">
            <text:p>:m 東和 PHOTO / 220909f / 元住吉駅 / 川崎市中原区井田三舞町計画 / １名（設備） / 日建（小川建設） / 現場状況</text:p>
          </table:table-cell>
          <table:table-cell table:style-name="ce10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4">
            <text:p>34</text:p>
          </table:table-cell>
          <table:table-cell table:style-name="ce18" office:value-type="string">
            <text:p>2022-09-09_07-02-08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string" office:string-value=":m 東和 PHOTO / 220909f / 元住吉駅 / 川崎市中原区井田三舞町計画 / １名（設備） / 日建（小川建設） / 現場状況">
            <text:p>:m 東和 PHOTO / 220909f / 元住吉駅 / 川崎市中原区井田三舞町計画 / １名（設備） / 日建（小川建設） / 現場状況</text:p>
          </table:table-cell>
          <table:table-cell table:style-name="ce10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18" office:value-type="string">
            <text:p>2022-09-09_07-02-24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string" office:string-value=":m 東和 PHOTO / 220909f / 元住吉駅 / 川崎市中原区井田三舞町計画 / １名（設備） / 日建（小川建設） / 現場状況">
            <text:p>:m 東和 PHOTO / 220909f / 元住吉駅 / 川崎市中原区井田三舞町計画 / １名（設備） / 日建（小川建設） / 現場状況</text:p>
          </table:table-cell>
          <table:table-cell table:style-name="ce10" table:formula="of:=RIGHT([.B46];[.K46])" office:value-type="string" office:string-value="jpg">
            <text:p>jpg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6">
            <text:p>36</text:p>
          </table:table-cell>
          <table:table-cell table:style-name="ce10" office:value-type="string">
            <text:p>2022-09-09_08-04-18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現場状況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string" office:string-value=":m 東和 PHOTO / 220909f / 元住吉駅 / 川崎市中原区井田三舞町計画 / １名（設備） / 日建（小川建設） / 現場状況">
            <text:p>:m 東和 PHOTO / 220909f / 元住吉駅 / 川崎市中原区井田三舞町計画 / １名（設備） / 日建（小川建設） / 現場状況</text:p>
          </table:table-cell>
          <table:table-cell table:style-name="ce10" table:formula="of:=RIGHT([.B47];[.K47])" office:value-type="string" office:string-value="jpg">
            <text:p>jpg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18" office:value-type="string">
            <text:p>2022-09-09_08-04-18_001.jpg</text:p>
          </table:table-cell>
          <table:table-cell table:style-name="ce20" office:value-type="string">
            <text:p>:m 東和 PHOTO / 220909f / 元住吉駅 / 川崎市中原区井田三舞町計画 / １名（設備） / 日建（小川建設） / 現場状況</text:p>
          </table:table-cell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string" office:string-value=":m 東和 PHOTO / 220909f / 元住吉駅 / 川崎市中原区井田三舞町計画 / １名（設備） / 日建（小川建設） / 現場状況">
            <text:p>:m 東和 PHOTO / 220909f / 元住吉駅 / 川崎市中原区井田三舞町計画 / １名（設備） / 日建（小川建設） / 現場状況</text:p>
          </table:table-cell>
          <table:table-cell table:style-name="ce10" table:formula="of:=RIGHT([.B48];[.K48])" office:value-type="string" office:string-value="jpg">
            <text:p>jpg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8">
            <text:p>38</text:p>
          </table:table-cell>
          <table:table-cell table:style-name="ce17" office:value-type="string">
            <text:p>2022-09-09_08-04-25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string" office:string-value=":m 東和 PHOTO / 220909f / 元住吉駅 / 川崎市中原区井田三舞町計画 / １名（設備） / 日建（小川建設） / 現場状況">
            <text:p>:m 東和 PHOTO / 220909f / 元住吉駅 / 川崎市中原区井田三舞町計画 / １名（設備） / 日建（小川建設） / 現場状況</text:p>
          </table:table-cell>
          <table:table-cell table:style-name="ce10" table:formula="of:=RIGHT([.B49];[.K49])" office:value-type="string" office:string-value="jpg">
            <text:p>jpg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9">
            <text:p>39</text:p>
          </table:table-cell>
          <table:table-cell table:style-name="ce17" office:value-type="string">
            <text:p>2022-09-09_08-04-30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string" office:string-value=":m 東和 PHOTO / 220909f / 元住吉駅 / 川崎市中原区井田三舞町計画 / １名（設備） / 日建（小川建設） / 現場状況">
            <text:p>:m 東和 PHOTO / 220909f / 元住吉駅 / 川崎市中原区井田三舞町計画 / １名（設備） / 日建（小川建設） / 現場状況</text:p>
          </table:table-cell>
          <table:table-cell table:style-name="ce10" table:formula="of:=RIGHT([.B50];[.K50])" office:value-type="string" office:string-value="jpg">
            <text:p>jpg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0">
            <text:p>40</text:p>
          </table:table-cell>
          <table:table-cell table:style-name="ce18" office:value-type="string">
            <text:p>2022-09-09_19-05-09_000.jpg</text:p>
          </table:table-cell>
          <table:table-cell table:style-name="ce27" office:value-type="string">
            <text:p>:m :篠笛,shinobue #*# / session-memo:session-1 / p.1:genre=melody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string" office:string-value=":m :篠笛,shinobue #*# / session-memo:session-1 / p.1:genre=melody">
            <text:p>:m :篠笛,shinobue #*# / session-memo:session-1 / p.1:genre=melody</text:p>
          </table:table-cell>
          <table:table-cell table:style-name="ce10" table:formula="of:=RIGHT([.B51];[.K51])" office:value-type="string" office:string-value="jpg">
            <text:p>jpg</text:p>
          </table:table-cell>
          <table:table-cell table:style-name="ce53" table:formula="of:=FIND(&quot;.&quot;;[.B51];1)" office:value-type="float" office:value="24">
            <text:p>24</text:p>
          </table:table-cell>
          <table:table-cell table:formula="of:=LEN([.B51])" office:value-type="float" office:value="27">
            <text:p>27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1">
            <text:p>41</text:p>
          </table:table-cell>
          <table:table-cell table:style-name="ce18" office:value-type="string">
            <text:p>2022-09-09_20-35-56_000.jpg</text:p>
          </table:table-cell>
          <table:table-cell table:style-name="ce20" office:value-type="string">
            <text:p>:m 東和 PHOTO / 220909f / 元住吉駅 / 川崎市中原区井田三舞町計画 / １名（設備） / 日建（小川建設） / 日報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string" office:string-value=":m 東和 PHOTO / 220909f / 元住吉駅 / 川崎市中原区井田三舞町計画 / １名（設備） / 日建（小川建設） / 日報">
            <text:p>:m 東和 PHOTO / 220909f / 元住吉駅 / 川崎市中原区井田三舞町計画 / １名（設備） / 日建（小川建設） / 日報</text:p>
          </table:table-cell>
          <table:table-cell table:style-name="ce10" table:formula="of:=RIGHT([.B52];[.K52])" office:value-type="string" office:string-value="jpg">
            <text:p>jpg</text:p>
          </table:table-cell>
          <table:table-cell table:style-name="ce53" table:formula="of:=FIND(&quot;.&quot;;[.B52];1)" office:value-type="float" office:value="24">
            <text:p>24</text:p>
          </table:table-cell>
          <table:table-cell table:formula="of:=LEN([.B52])" office:value-type="float" office:value="27">
            <text:p>27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31">
            <text:p>3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52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1">2022/09/11</text:date>, <text:time>11:33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11T11:33:36.40</dc:date>
    <dc:creator>iwabuchi ken</dc:creator>
    <meta:editing-duration>P49DT1H12M55S</meta:editing-duration>
    <meta:editing-cycles>16006</meta:editing-cycles>
    <meta:document-statistic meta:table-count="2" meta:cell-count="953" meta:object-count="0"/>
    <meta:user-defined meta:name="qrichtext">1</meta:user-defined>
  </office:meta>
</office:document-meta>
</file>